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1CAC5AC2BC75B025.png" manifest:media-type="image/png"/>
  <manifest:file-entry manifest:full-path="Pictures/10000201000000A3000001652E70EAB8CE60D20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7.622cm"/>
    </style:style>
    <style:style style:name="gr6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3.72cm" fo:min-width="12.913cm" fo:padding-top="0.14cm" fo:padding-bottom="0.14cm" fo:padding-left="0.265cm" fo:padding-right="0.265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="solid" draw:fill-color="#eff0f1"/>
      <style:text-properties style:font-name="Liberation Mono" fo:font-size="15pt" fo:font-weight="normal" style:font-size-asian="15pt" style:font-weight-asian="normal" style:font-size-complex="15pt" style:font-weight-complex="normal"/>
    </style:style>
    <style:style style:name="P5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style:font-name="Courier New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008000" style:font-name="Courier New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ff6309" style:font-name="Courier New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cc0000" style:font-name="Courier New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style:font-name="Courier New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10.6cm">
          <draw:image xlink:href="Pictures/10000201000000A3000001652E70EAB8CE60D20A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11.565cm">
          <draw:image xlink:href="Pictures/10000201000001B9000001211CAC5AC2BC75B025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13.994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13.794cm">
          <draw:text-box>
            <text:p><text:span text:style-name="T1">Server</text:span></text:p>
          </draw:text-box>
        </draw:frame>
        <draw:line draw:style-name="gr4" draw:text-style-name="P1" draw:layer="layout" svg:x1="12cm" svg:y1="12.6cm" svg:x2="28.2cm" svg:y2="12.6cm">
          <text:p/>
        </draw:line>
        <draw:frame draw:style-name="gr5" draw:text-style-name="P3" draw:layer="layout" svg:width="8.122cm" svg:height="1.207cm" svg:x="11.878cm" svg:y="12.593cm">
          <draw:text-box>
            <text:p><text:span text:style-name="T2">POST /soap/buchsuche/ HTTP/1.1</text:span></text:p>
            <text:p><text:span text:style-name="T3">Host: </text:span><text:span text:style-name="T2">example.com/</text:span></text:p>
          </draw:text-box>
        </draw:frame>
        <draw:frame draw:style-name="gr6" draw:text-style-name="P4" draw:layer="layout" svg:width="16.091cm" svg:height="5.089cm" svg:x="12cm" svg:y="13.911cm">
          <draw:text-box>
            <text:p><text:span text:style-name="T4">&lt;soap:Envelope </text:span><text:span text:style-name="T5">xmlns:soap</text:span><text:span text:style-name="T6">=</text:span><text:span text:style-name="T7">"..."</text:span><text:span text:style-name="T4">&gt;</text:span></text:p>
            <text:p><text:span text:style-name="T4"><text:s text:c="3"/></text:span><text:span text:style-name="T4">&lt;soap:Header/&gt;</text:span></text:p>
            <text:p><text:span text:style-name="T4"><text:s text:c="3"/></text:span><text:span text:style-name="T4">&lt;soap:Body&gt;</text:span></text:p>
            <text:p><text:span text:style-name="T8"><text:s text:c="6"/></text:span><text:span text:style-name="T8">&lt;sucheNachStichwort&gt;</text:span></text:p>
            <text:p><text:span text:style-name="T4"><text:s text:c="9"/></text:span><text:span text:style-name="T4">&lt;stichwort&gt;</text:span><text:span text:style-name="T9">Verteilte Systeme</text:span><text:span text:style-name="T4">&lt;/stichwort&gt;</text:span></text:p>
            <text:p><text:span text:style-name="T8"><text:s text:c="6"/></text:span><text:span text:style-name="T8">&lt;/sucheNachStichwort&gt;</text:span></text:p>
            <text:p><text:span text:style-name="T4"><text:s text:c="3"/></text:span><text:span text:style-name="T4">&lt;/soap:Body&gt;</text:span></text:p>
            <text:p><text:span text:style-name="T4">&lt;/soap:Envelope&gt;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04T18:18:46.737746919</dc:date>
    <dc:creator>Dennis Schulmeister-Zimolong</dc:creator>
    <meta:editing-duration>PT28M50S</meta:editing-duration>
    <meta:editing-cycles>8</meta:editing-cycles>
    <meta:generator>LibreOffice/6.0.2.1.0$Linux_X86_64 LibreOffice_project/00m0$Build-1</meta:generator>
    <meta:document-statistic meta:object-count="30"/>
  </office:meta>
</office:document-meta>
</file>